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3.00pt" fo:font-weight="bold" fo:font-family="'Bitstream Vera Sans'" style:font-family-asian="'Bitstream Vera Sans'" style:font-family-complex="'Bitstream Vera Sans'" fo:background-color="transparent" fo:color="#000000"/>
    </style:style>
    <style:style style:name="T3" style:family="text">
      <style:text-properties fo:font-size="13.00pt" fo:font-weight="normal" fo:font-family="'Bitstream Vera Sans'" style:font-family-asian="'Bitstream Vera Sans'" style:font-family-complex="'Bitstream Vera Sans'" fo:background-color="transparent" fo:color="#000000"/>
    </style:style>
    <style:style style:name="T4" style:family="text">
      <style:text-properties fo:font-size="13.00pt" fo:font-weight="bold" fo:font-family="'Bitstream Vera Sans'" style:font-family-asian="'Bitstream Vera Sans'" style:font-family-complex="'Bitstream Vera Sans'" fo:background-color="transparent" fo:color="#000000"/>
    </style:style>
    <style:style style:name="T5" style:family="text">
      <style:text-properties fo:font-size="13.00pt" fo:font-weight="normal" fo:font-family="'Bitstream Vera Sans'" style:font-family-asian="'Bitstream Vera Sans'" style:font-family-complex="'Bitstream Vera Sans'" fo:background-color="transparent" fo:color="#000000"/>
    </style:style>
    <style:style style:name="T6" style:family="text">
      <style:text-properties fo:font-size="13.00pt" fo:font-weight="bold" fo:font-family="'Bitstream Vera Sans'" style:font-family-asian="'Bitstream Vera Sans'" style:font-family-complex="'Bitstream Vera Sans'" fo:background-color="transparent" fo:color="#000000"/>
    </style:style>
    <style:style style:name="T7" style:family="text">
      <style:text-properties fo:font-size="13.00pt" fo:font-weight="normal" fo:font-family="'Bitstream Vera Sans'" style:font-family-asian="'Bitstream Vera Sans'" style:font-family-complex="'Bitstream Vera Sans'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3.00pt" fo:font-weight="bold" fo:font-family="'Bitstream Vera Sans'" style:font-family-asian="'Bitstream Vera Sans'" style:font-family-complex="'Bitstream Vera Sans'" fo:background-color="transparent" fo:color="#000000"/>
    </style:style>
    <style:style style:name="T10" style:family="text">
      <style:text-properties fo:font-size="13.00pt" fo:font-weight="bold" style:text-underline-mode="continuous" style:text-underline-type="single" style:text-underline-style="solid" style:text-underline-width="normal" fo:font-family="'Bitstream Vera Sans'" style:font-family-asian="'Bitstream Vera Sans'" style:font-family-complex="'Bitstream Vera Sans'" fo:background-color="transparent" fo:color="#000000"/>
    </style:style>
    <style:style style:name="T11" style:family="text">
      <style:text-properties fo:font-size="13.00pt" fo:font-weight="bold" fo:font-family="'Bitstream Vera Sans'" style:font-family-asian="'Bitstream Vera Sans'" style:font-family-complex="'Bitstream Vera Sans'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3.00pt" fo:font-weight="normal" fo:font-family="'Bitstream Vera Sans'" style:font-family-asian="'Bitstream Vera Sans'" style:font-family-complex="'Bitstream Vera Sans'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3.00pt" fo:font-weight="bold" fo:font-family="'Bitstream Vera Sans'" style:font-family-asian="'Bitstream Vera Sans'" style:font-family-complex="'Bitstream Vera Sans'" fo:background-color="transparent" fo:color="#000000"/>
    </style:style>
    <style:style style:name="T16" style:family="text">
      <style:text-properties fo:font-size="12.00pt" fo:font-weight="normal" fo:font-family="'Bitstream Vera Sans'" style:font-family-asian="'Bitstream Vera Sans'" style:font-family-complex="'Bitstream Vera Sans'" fo:background-color="transparent" fo:color="#000000"/>
    </style:style>
    <style:style style:name="T17" style:family="text">
      <style:text-properties fo:font-size="12.00pt" fo:font-weight="bold" fo:font-family="'Bitstream Vera Sans'" style:font-family-asian="'Bitstream Vera Sans'" style:font-family-complex="'Bitstream Vera Sans'" fo:background-color="transparent" fo:color="#000000"/>
    </style:style>
    <style:style style:name="T18" style:family="text">
      <style:text-properties fo:font-size="12.00pt" fo:font-weight="normal" fo:font-family="'Bitstream Vera Sans'" style:font-family-asian="'Bitstream Vera Sans'" style:font-family-complex="'Bitstream Vera Sans'" fo:background-color="transparent" fo:color="#000000"/>
    </style:style>
    <style:style style:name="T19" style:family="text">
      <style:text-properties fo:font-size="12.00pt" fo:font-weight="bold" fo:font-family="'Bitstream Vera Sans'" style:font-family-asian="'Bitstream Vera Sans'" style:font-family-complex="'Bitstream Vera Sans'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2">1)<text:s/></text:span><text:span text:style-name="T3">Na pasta “admin” que você recebeu, há um template feito sem nenhum framework javascript. Crie um projeto react em seu<text:s/></text:span><text:span text:style-name="T4">github</text:span><text:span text:style-name="T5"><text:s/>e transfira o código do template usando react.</text:span></text:p>
      <text:p text:style-name="P1"><text:span text:style-name="T6">A Avaliação terá as seguintes regras:</text:span></text:p>
      <text:p text:style-name="P1"><text:span text:style-name="T7">- Você deve realizar um commit no git a cada 1 hora aproximadamente, hora do almoço será desconsiderada.</text:span></text:p>
      <text:p text:style-name="P1"><text:span text:style-name="T7">- O último commit deverá ser até as 18:00 do dia 03 de novembro de 2021.</text:span></text:p>
      <text:p text:style-name="P1"><text:span text:style-name="T8"/></text:p>
      <text:p text:style-name="P1"><text:span text:style-name="T8"/></text:p>
      <text:p text:style-name="P1"><text:span text:style-name="T9">Coloque o link do seu github abaixo:</text:span></text:p>
      <text:p text:style-name="P1"><text:a xlink:href="https://github.com/Kadu-60/prova_react"><text:span text:style-name="T10">https://github.com/Kadu-60/prova_react</text:span></text:a><text:span text:style-name="T11"/></text:p>
      <text:p text:style-name="P1"><text:span text:style-name="T12"/></text:p>
      <text:p text:style-name="P1"><text:span text:style-name="T13"><text:line-break/>Após terminar a prova enviar esse arquivo no slack particular do professor.</text:span></text:p>
      <text:p text:style-name="P1"><text:span text:style-name="T14"/></text:p>
      <text:p text:style-name="P1"><text:span text:style-name="T14"/></text:p>
      <text:p text:style-name="P1"><text:span text:style-name="T15">2) (ponto extra)<text:s/></text:span><text:span text:style-name="T16">Descreva com<text:s/></text:span><text:span text:style-name="T17">suas palavras</text:span><text:span text:style-name="T18"><text:s/>os itens abaixo no<text:s/></text:span><text:span text:style-name="T19">contexto de desenvolvimento React.</text:span></text:p>
      <text:p text:style-name="P1"><text:span text:style-name="T20"/></text:p>
      <text:p text:style-name="P1"><text:span text:style-name="T21">a) Componente:</text:span></text:p>
      <text:p text:style-name="P1"><text:span text:style-name="T21"><text:tab/>Um pedaço de codigo capaz de ser reutilizado em outros pontos, bastando importar esse componente. Desta forma agiliza o desenvolvimento por evitar repetição de codigos</text:span></text:p>
      <text:p text:style-name="P1"><text:span text:style-name="T22"/></text:p>
      <text:p text:style-name="P1"><text:span text:style-name="T23">b) JSX:</text:span></text:p>
      <text:p text:style-name="P1"><text:span text:style-name="T23"><text:tab/>Sintaxe do Js usada para componentizar o codigo, permitindo criar os componentes usando uma sintaxe HTML.</text:span></text:p>
      <text:p text:style-name="P1"><text:span text:style-name="T24"/></text:p>
      <text:p text:style-name="P1"><text:span text:style-name="T25">c) Método render():</text:span></text:p>
      <text:p text:style-name="P1"><text:span text:style-name="T25"><text:tab/>Responsavel por realizar a visualização do projeto, transformando os arquivos para html em seu funcionamento.</text:span></text:p>
      <text:p text:style-name="P1"><text:span text:style-name="T26"/></text:p>
      <text:p text:style-name="P1"><text:span text:style-name="T27">d) Rotas:</text:span></text:p>
      <text:p text:style-name="P1"><text:span text:style-name="T27"><text:tab/>Os caminhos definidos para as paginas de destino, podendo se definir uma URL distinta para cada pagina do projeto, ou que URLs diferentes caiam na mesma pagina.</text:span></text:p>
      <text:p text:style-name="P1"><text:span text:style-name="T28"/></text:p>
      <text:p text:style-name="P1"><text:span text:style-name="T29">e) Props:</text:span></text:p>
      <text:p text:style-name="P1"><text:span text:style-name="T29"><text:tab/>As propriedades passadas como "atributos", assim podendo definir props diferentes para componentes iguais, criando distinção entre os componentes sem alterar seu codigo.</text:span></text:p>
      <text:p text:style-name="P1"><text:span text:style-name="T3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